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400000267A33114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695cm" svg:height="16.271cm" svg:x="3cm" svg:y="2.229cm">
          <draw:image xlink:href="Pictures/100000000000033400000267A3311462.png" xlink:type="simple" xlink:show="embed" xlink:actuate="onLoad">
            <text:p/>
          </draw:image>
        </draw:frame>
        <draw:custom-shape draw:style-name="gr2" draw:text-style-name="P1" draw:layer="layout" svg:width="1cm" svg:height="1cm" svg:x="13.805cm" svg:y="2.72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.305cm" svg:y="12.72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.305cm" svg:y="6.72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8.305cm" svg:y="2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3.805cm" svg:y="6.72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3.805cm" svg:y="12.72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0.805cm" svg:y="2.7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11-17T00:42:19</dc:date>
    <dc:creator>Tran Quang</dc:creator>
    <meta:generator>OpenOffice.org/3.2$Linux OpenOffice.org_project/320m19$Build-9505</meta:generator>
    <meta:editing-duration>PT00H06M45S</meta:editing-duration>
    <meta:editing-cycles>2</meta:editing-cycles>
    <meta:document-statistic meta:object-count="8"/>
  </office:meta>
</office:document-meta>
</file>